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uk" fo:country="UA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language="en" fo:country="US"/>
    </style:style>
    <style:style style:name="P5" style:family="paragraph" style:parent-style-name="Standard">
      <style:text-properties fo:language="ru" fo:country="RU"/>
    </style:style>
    <style:style style:name="P6" style:family="paragraph" style:parent-style-name="Standard" style:list-style-name="L1">
      <style:text-properties fo:language="ru" fo:country="RU"/>
    </style:style>
    <style:style style:name="P7" style:family="paragraph" style:parent-style-name="Standard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аблица <text:span text:style-name="T1">users_calc</text:span></text:p>
      <text:p text:style-name="P2"/>
      <text:p text:style-name="P1"><text:span text:style-name="T2">Описывает</text:span> <text:span text:style-name="T2">доп инфо по клиентам</text:span></text:p>
      <text:list xml:id="list5064070803210894523" text:style-name="L1">
        <text:list-item>
          <text:p text:style-name="P6">накл расходы по материалам</text:p>
        </text:list-item>
        <text:list-item>
          <text:p text:style-name="P6">накл расходы по производству</text:p>
        </text:list-item>
      </text:list>
      <text:p text:style-name="P2"/>
      <text:p text:style-name="P2">id</text:p>
      <text:p text:style-name="P2">user_id</text:p>
      <text:p text:style-name="P2">mater</text:p>
      <text:p text:style-name="P2">prod</text:p>
      <text:p text:style-name="P4"/>
      <text:p text:style-name="P2"/>
      <text:p text:style-name="P3">таблица <text:span text:style-name="T1">profil</text:span></text:p>
      <text:p text:style-name="P2"/>
      <text:p text:style-name="P3"><text:span text:style-name="T1">width_for_glass – </text:span>описывает ширину профиля для т.ч. Определить размер и площадь СП.</text:p>
      <text:p text:style-name="P3"/>
      <text:p text:style-name="P3">Таб <text:span text:style-name="T1">users_calc</text:span></text:p>
      <text:p text:style-name="P3"><text:span text:style-name="T1"/></text:p>
      <text:p text:style-name="P3"><text:span text:style-name="T1">marg - </text:span>наценк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15S</meta:editing-duration>
    <meta:editing-cycles>5</meta:editing-cycles>
    <meta:generator>OpenOffice/4.0.1$Win32 OpenOffice.org_project/401m5$Build-9714</meta:generator>
    <dc:date>2015-09-08T16:18:49.67</dc:date>
    <dc:creator>В К</dc:creator>
    <meta:document-statistic meta:table-count="0" meta:image-count="0" meta:object-count="0" meta:page-count="1" meta:paragraph-count="12" meta:word-count="40" meta:character-count="247"/>
    <meta:user-defined meta:name="Info 1"/>
    <meta:user-defined meta:name="Info 2"/>
    <meta:user-defined meta:name="Info 3"/>
    <meta:user-defined meta:name="Info 4"/>
  </office:meta>
</office:document-meta>
</file>